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draw:fill-color="#ffddaa" draw:textarea-horizontal-align="justify" draw:textarea-vertical-align="middle" draw:auto-grow-height="false" fo:min-height="5.45cm" fo:min-width="21.7cm"/>
    </style:style>
    <style:style style:name="gr2" style:family="graphic" style:parent-style-name="standard">
      <style:graphic-properties draw:stroke="dash" draw:stroke-dash="Ultrafine_20_2_20_Dots_20_3_20_Dashes" draw:fill-color="#cbf5ff" draw:textarea-horizontal-align="justify" draw:textarea-vertical-align="middle" draw:auto-grow-height="false" fo:min-height="2.15cm" fo:min-width="21.7cm"/>
    </style:style>
    <style:style style:name="gr3" style:family="graphic" style:parent-style-name="standard">
      <style:graphic-properties draw:stroke="dash" draw:stroke-dash="Ultrafine_20_2_20_Dots_20_3_20_Dashes" draw:fill-color="#e9f4c8" draw:textarea-horizontal-align="justify" draw:textarea-vertical-align="middle" draw:auto-grow-height="false" fo:min-height="2.15cm" fo:min-width="21.7cm"/>
    </style:style>
    <style:style style:name="gr4" style:family="graphic" style:parent-style-name="standard">
      <style:graphic-properties draw:stroke="solid" draw:stroke-dash="Ultrafine_20_2_20_Dots_20_3_20_Dashes" draw:fill-color="#e3b600" draw:textarea-horizontal-align="justify" draw:textarea-vertical-align="middle" draw:auto-grow-height="false" fo:min-height="15.55cm" fo:min-width="0cm"/>
    </style:style>
    <style:style style:name="gr5" style:family="graphic" style:parent-style-name="standard">
      <style:graphic-properties draw:fill-color="#e3b600" draw:textarea-horizontal-align="justify" draw:textarea-vertical-align="middle" draw:auto-grow-height="false" fo:min-height="15.55cm" fo:min-width="0cm"/>
    </style:style>
    <style:style style:name="gr6" style:family="graphic" style:parent-style-name="objectwithoutfill">
      <style:graphic-properties draw:marker-start="" draw:marker-end="Arrow_20_concave" draw:marker-end-width="0.3cm" draw:fill="none" draw:textarea-vertical-align="middle"/>
    </style:style>
    <style:style style:name="gr7" style:family="graphic" style:parent-style-name="standard">
      <style:graphic-properties svg:stroke-color="#000000" draw:marker-start="Arrow_20_concave" draw:marker-start-width="0.3cm" draw:textarea-vertical-align="middl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3.4cm"/>
    </style:style>
    <style:style style:name="gr9" style:family="graphic" style:parent-style-name="standard">
      <style:graphic-properties draw:stroke="none" svg:stroke-color="#000000" draw:fill="none" draw:fill-color="#ffffff" draw:opacity="100%" fo:min-height="0.712cm"/>
    </style:style>
    <style:style style:name="gr10" style:family="graphic" style:parent-style-name="standard">
      <style:graphic-properties draw:stroke="none" draw:stroke-dash="Fine_20_Dashed" svg:stroke-color="#000000" draw:fill="none" draw:fill-color="#ffffff" draw:opacity="100%" fo:min-height="0.712cm"/>
    </style:style>
    <style:style style:name="gr11" style:family="graphic" style:parent-style-name="standard">
      <style:graphic-properties draw:stroke="none" draw:stroke-dash="Fine_20_Dashed" draw:fill-color="#ffffff" draw:textarea-horizontal-align="justify" draw:textarea-vertical-align="middle" draw:auto-grow-height="false" fo:min-height="0.55cm" fo:min-width="3.4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3.986cm"/>
    </style:style>
    <style:style style:name="gr13" style:family="graphic" style:parent-style-name="standard">
      <style:graphic-properties draw:stroke="none" svg:stroke-color="#000000" draw:fill="none" draw:fill-color="#ffffff" fo:min-height="0.941cm"/>
    </style:style>
    <style:style style:name="gr14" style:family="graphic" style:parent-style-name="standard">
      <style:graphic-properties draw:stroke="none" svg:stroke-color="#000000" draw:fill="none" draw:fill-color="#ffffff" fo:min-height="0.712cm"/>
    </style:style>
    <style:style style:name="gr15" style:family="graphic" style:parent-style-name="standard">
      <style:graphic-properties draw:stroke="none" svg:stroke-color="#000000" draw:fill="none" draw:fill-color="#ffffff" fo:min-height="0.34cm"/>
    </style:style>
    <style:style style:name="gr16" style:family="graphic" style:parent-style-name="standard">
      <style:graphic-properties draw:stroke="none" svg:stroke-color="#000000" draw:fill="none" draw:fill-color="#ffffff" fo:min-height="0.14cm"/>
    </style:style>
    <style:style style:name="gr17" style:family="graphic" style:parent-style-name="objectwithoutfill">
      <style:graphic-properties draw:stroke="solid" draw:marker-end="Arrow" draw:fill="none" draw:textarea-vertical-align="middle"/>
    </style:style>
    <style:style style:name="gr18" style:family="graphic" style:parent-style-name="standard">
      <style:graphic-properties draw:stroke="dash" draw:stroke-dash="Ultrafine_20_2_20_Dots_20_3_20_Dashes" draw:fill-color="#e9f4c8" draw:textarea-horizontal-align="justify" draw:textarea-vertical-align="middle" draw:auto-grow-height="false" fo:min-height="1.45cm" fo:min-width="21.7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4.741cm"/>
    </style:style>
    <style:style style:name="gr20" style:family="graphic" style:parent-style-name="standard">
      <style:graphic-properties draw:stroke="dash" draw:stroke-dash="Ultrafine_20_2_20_Dots_20_3_20_Dashes" draw:fill-color="#fffdd0" draw:textarea-horizontal-align="justify" draw:textarea-vertical-align="middle" draw:auto-grow-height="false" fo:min-height="3.951cm" fo:min-width="21.7cm"/>
    </style:style>
    <style:style style:name="gr21" style:family="graphic" style:parent-style-name="standard">
      <style:graphic-properties draw:stroke="none" svg:stroke-color="#000000" draw:fill="none" draw:fill-color="#ffffff" fo:min-height="0.54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3.887cm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4.742cm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3.886cm"/>
    </style:style>
    <style:style style:name="P1" style:family="paragraph">
      <loext:graphic-properties draw:fill-color="#ffddaa"/>
      <style:paragraph-properties fo:text-align="center"/>
    </style:style>
    <style:style style:name="P2" style:family="paragraph">
      <loext:graphic-properties draw:fill-color="#cbf5ff"/>
      <style:paragraph-properties fo:text-align="center"/>
    </style:style>
    <style:style style:name="P3" style:family="paragraph">
      <loext:graphic-properties draw:fill-color="#e9f4c8"/>
      <style:paragraph-properties fo:text-align="center"/>
    </style:style>
    <style:style style:name="P4" style:family="paragraph">
      <loext:graphic-properties draw:fill-color="#e3b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 draw:opacity="100%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dd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22.2cm" svg:height="5.7cm" svg:x="4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cm" svg:height="2.4cm" svg:x="4cm" svg:y="1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2.2cm" svg:height="2.4cm" svg:x="4cm" svg:y="15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cm" svg:height="15.8cm" svg:x="7.5cm" svg:y="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cm" svg:height="15.8cm" svg:x="23.3cm" svg:y="2.5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cm" svg:height="15.8cm" svg:x="15.2cm" svg:y="2.5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8.1cm" svg:y1="12.1cm" svg:x2="15cm" svg:y2="12.1cm">
          <text:p/>
        </draw:line>
        <draw:line draw:style-name="gr7" draw:text-style-name="P6" draw:layer="layout" svg:x1="8.1cm" svg:y1="13.2cm" svg:x2="14.9cm" svg:y2="13.2cm">
          <text:p/>
        </draw:line>
        <draw:line draw:style-name="gr6" draw:text-style-name="P5" draw:layer="layout" svg:x1="8.1cm" svg:y1="16.145cm" svg:x2="23cm" svg:y2="16.1cm">
          <text:p/>
        </draw:line>
        <draw:line draw:style-name="gr6" draw:text-style-name="P5" draw:layer="layout" svg:x1="8.1cm" svg:y1="17.045cm" svg:x2="15cm" svg:y2="17.045cm">
          <text:p/>
        </draw:line>
        <draw:line draw:style-name="gr6" draw:text-style-name="P5" draw:layer="layout" svg:x1="8.1cm" svg:y1="5.045cm" svg:x2="15cm" svg:y2="5.045cm">
          <text:p/>
        </draw:line>
        <draw:line draw:style-name="gr7" draw:text-style-name="P6" draw:layer="layout" svg:x1="8.101cm" svg:y1="6.045cm" svg:x2="14.901cm" svg:y2="6.045cm">
          <text:p/>
        </draw:line>
        <draw:line draw:style-name="gr6" draw:text-style-name="P5" draw:layer="layout" svg:x1="8.1cm" svg:y1="6.983cm" svg:x2="23cm" svg:y2="6.983cm">
          <text:p/>
        </draw:line>
        <draw:line draw:style-name="gr7" draw:text-style-name="P6" draw:layer="layout" svg:x1="8.102cm" svg:y1="8.065cm" svg:x2="22.9cm" svg:y2="8cm">
          <text:p/>
        </draw:line>
        <draw:line draw:style-name="gr6" draw:text-style-name="P5" draw:layer="layout" svg:x1="8.1cm" svg:y1="9.266cm" svg:x2="15cm" svg:y2="9.266cm">
          <text:p/>
        </draw:line>
        <draw:g>
          <draw:custom-shape draw:style-name="gr8" draw:text-style-name="P7" draw:layer="layout" svg:width="3.9cm" svg:height="0.8cm" svg:x="17.3cm" svg:y="15.7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8" draw:layer="layout" svg:width="3.9cm" svg:height="0.962cm" svg:x="17.4cm" svg:y="15.6cm">
            <draw:text-box>
              <text:p>save(entity)</text:p>
            </draw:text-box>
          </draw:frame>
        </draw:g>
        <draw:g>
          <draw:custom-shape draw:style-name="gr8" draw:text-style-name="P7" draw:layer="layout" svg:width="3.9cm" svg:height="0.8cm" svg:x="17.3cm" svg:y="7.6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8" draw:layer="layout" svg:width="3.9cm" svg:height="0.962cm" svg:x="17.4cm" svg:y="7.5cm">
            <draw:text-box>
              <text:p>return entity</text:p>
            </draw:text-box>
          </draw:frame>
        </draw:g>
        <draw:g>
          <draw:custom-shape draw:style-name="gr11" draw:text-style-name="P7" draw:layer="layout" svg:width="3.9cm" svg:height="0.8cm" svg:x="17.3cm" svg:y="6.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8" draw:layer="layout" svg:width="3.9cm" svg:height="0.962cm" svg:x="17.4cm" svg:y="6.5cm">
            <draw:text-box>
              <text:p>get(key)</text:p>
            </draw:text-box>
          </draw:frame>
        </draw:g>
        <draw:g>
          <draw:custom-shape draw:style-name="gr8" draw:text-style-name="P7" draw:layer="layout" svg:width="3.9cm" svg:height="0.8cm" svg:x="9.7cm" svg:y="5.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8" draw:layer="layout" svg:width="3.9cm" svg:height="0.962cm" svg:x="9.8cm" svg:y="5.5cm">
            <draw:text-box>
              <text:p>return null</text:p>
            </draw:text-box>
          </draw:frame>
        </draw:g>
        <draw:g>
          <draw:custom-shape draw:style-name="gr8" draw:text-style-name="P7" draw:layer="layout" svg:width="3.9cm" svg:height="0.8cm" svg:x="9.6cm" svg:y="12.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8" draw:layer="layout" svg:width="3.9cm" svg:height="0.962cm" svg:x="9.7cm" svg:y="12.7cm">
            <draw:text-box>
              <text:p>return entity</text:p>
            </draw:text-box>
          </draw:frame>
        </draw:g>
        <draw:g>
          <draw:custom-shape draw:style-name="gr8" draw:text-style-name="P7" draw:layer="layout" svg:width="3.9cm" svg:height="0.8cm" svg:x="9.7cm" svg:y="4.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8" draw:layer="layout" svg:width="3.9cm" svg:height="0.962cm" svg:x="9.8cm" svg:y="4.5cm">
            <draw:text-box>
              <text:p>get(key)</text:p>
            </draw:text-box>
          </draw:frame>
        </draw:g>
        <draw:custom-shape draw:style-name="gr8" draw:text-style-name="P7" draw:layer="layout" svg:width="3.9cm" svg:height="0.8cm" svg:x="9.6cm" svg:y="11.7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3.9cm" svg:height="0.962cm" svg:x="9.7cm" svg:y="11.6cm">
          <draw:text-box>
            <text:p>get(key)</text:p>
          </draw:text-box>
        </draw:frame>
        <draw:custom-shape draw:style-name="gr12" draw:text-style-name="P7" draw:layer="layout" svg:width="4.486cm" svg:height="0.8cm" svg:x="9.6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4.484cm" svg:height="0.962cm" svg:x="9.716cm" svg:y="8.8cm">
          <draw:text-box>
            <text:p>put(key,entity)</text:p>
          </draw:text-box>
        </draw:frame>
        <draw:g>
          <draw:custom-shape draw:style-name="gr8" draw:text-style-name="P7" draw:layer="layout" svg:width="3.9cm" svg:height="0.8cm" svg:x="9.6cm" svg:y="16.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8" draw:layer="layout" svg:width="3.9cm" svg:height="0.962cm" svg:x="9.7cm" svg:y="16.5cm">
            <draw:text-box>
              <text:p>del(key)</text:p>
            </draw:text-box>
          </draw:frame>
        </draw:g>
        <draw:frame draw:style-name="gr13" draw:text-style-name="P9" draw:layer="layout" svg:width="1.9cm" svg:height="1.191cm" svg:x="5.8cm" svg:y="2.201cm">
          <draw:text-box>
            <text:p>App</text:p>
          </draw:text-box>
        </draw:frame>
        <draw:frame draw:style-name="gr14" draw:text-style-name="P9" draw:layer="layout" svg:width="2.5cm" svg:height="0.962cm" svg:x="12.9cm" svg:y="2.21cm">
          <draw:text-box>
            <text:p>Cache</text:p>
          </draw:text-box>
        </draw:frame>
        <draw:frame draw:style-name="gr13" draw:text-style-name="P9" draw:layer="layout" svg:width="2.6cm" svg:height="1.191cm" svg:x="21.906cm" svg:y="2.283cm">
          <draw:text-box>
            <text:p>DB</text:p>
          </draw:text-box>
        </draw:frame>
        <draw:frame draw:style-name="gr15" draw:text-style-name="P9" draw:layer="layout" svg:width="4.697cm" svg:height="0.962cm" svg:x="2.503cm" svg:y="14.31cm">
          <draw:text-box>
            <text:p>Cache Update</text:p>
          </draw:text-box>
        </draw:frame>
        <draw:frame draw:style-name="gr16" draw:text-style-name="P9" draw:layer="layout" svg:width="4.499cm" svg:height="0.962cm" svg:x="2.503cm" svg:y="10.41cm">
          <draw:text-box>
            <text:p>Cache Hit</text:p>
          </draw:text-box>
        </draw:frame>
        <draw:frame draw:style-name="gr16" draw:text-style-name="P9" draw:layer="layout" svg:width="4.499cm" svg:height="0.962cm" svg:x="2.503cm" svg:y="3.31cm">
          <draw:text-box>
            <text:p>Cache Miss</text:p>
          </draw:text-box>
        </draw:frame>
      </draw:page>
      <draw:page draw:name="page2" draw:style-name="dp1" draw:master-page-name="默认">
        <draw:custom-shape draw:style-name="gr1" draw:text-style-name="P1" draw:layer="layout" svg:width="22.2cm" svg:height="5.7cm" svg:x="4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2cm" svg:height="2.4cm" svg:x="4cm" svg:y="1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2.2cm" svg:height="2.4cm" svg:x="4cm" svg:y="15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cm" svg:height="15.8cm" svg:x="7.5cm" svg:y="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cm" svg:height="15.8cm" svg:x="23.3cm" svg:y="2.5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cm" svg:height="15.8cm" svg:x="15.2cm" svg:y="2.5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8.1cm" svg:y1="12.1cm" svg:x2="15cm" svg:y2="12.1cm">
          <text:p/>
        </draw:line>
        <draw:line draw:style-name="gr7" draw:text-style-name="P6" draw:layer="layout" svg:x1="8.1cm" svg:y1="13.2cm" svg:x2="14.9cm" svg:y2="13.2cm">
          <text:p/>
        </draw:line>
        <draw:line draw:style-name="gr6" draw:text-style-name="P5" draw:layer="layout" svg:x1="15.7cm" svg:y1="17.1cm" svg:x2="23cm" svg:y2="17.1cm">
          <text:p/>
        </draw:line>
        <draw:line draw:style-name="gr6" draw:text-style-name="P5" draw:layer="layout" svg:x1="8.1cm" svg:y1="15.945cm" svg:x2="15cm" svg:y2="15.945cm">
          <text:p/>
        </draw:line>
        <draw:line draw:style-name="gr6" draw:text-style-name="P5" draw:layer="layout" svg:x1="8.1cm" svg:y1="5.045cm" svg:x2="15cm" svg:y2="5.045cm">
          <text:p/>
        </draw:line>
        <draw:line draw:style-name="gr6" draw:text-style-name="P5" draw:layer="layout" svg:x1="15.6cm" svg:y1="5.5cm" svg:x2="23cm" svg:y2="5.483cm">
          <text:p/>
        </draw:line>
        <draw:line draw:style-name="gr7" draw:text-style-name="P6" draw:layer="layout" svg:x1="15.6cm" svg:y1="6.7cm" svg:x2="22.9cm" svg:y2="6.7cm">
          <text:p/>
        </draw:line>
        <draw:g>
          <draw:custom-shape draw:style-name="gr8" draw:text-style-name="P7" draw:layer="layout" svg:width="3.9cm" svg:height="0.8cm" svg:x="17.3cm" svg:y="16.7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8" draw:layer="layout" svg:width="3.9cm" svg:height="0.962cm" svg:x="17.4cm" svg:y="16.6cm">
            <draw:text-box>
              <text:p>save(entity)</text:p>
            </draw:text-box>
          </draw:frame>
        </draw:g>
        <draw:g>
          <draw:custom-shape draw:style-name="gr8" draw:text-style-name="P7" draw:layer="layout" svg:width="3.9cm" svg:height="0.8cm" svg:x="17.3cm" svg:y="6.3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8" draw:layer="layout" svg:width="3.9cm" svg:height="0.962cm" svg:x="17.4cm" svg:y="6.2cm">
            <draw:text-box>
              <text:p>return entity</text:p>
            </draw:text-box>
          </draw:frame>
        </draw:g>
        <draw:g>
          <draw:custom-shape draw:style-name="gr11" draw:text-style-name="P7" draw:layer="layout" svg:width="3.9cm" svg:height="0.8cm" svg:x="17.3cm" svg:y="5.1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8" draw:layer="layout" svg:width="3.9cm" svg:height="0.962cm" svg:x="17.4cm" svg:y="5cm">
            <draw:text-box>
              <text:p>get(key)</text:p>
            </draw:text-box>
          </draw:frame>
        </draw:g>
        <draw:g>
          <draw:g>
            <draw:line draw:style-name="gr7" draw:text-style-name="P6" draw:layer="layout" svg:x1="8.101cm" svg:y1="9.345cm" svg:x2="14.901cm" svg:y2="9.345cm">
              <text:p/>
            </draw:line>
            <draw:custom-shape draw:style-name="gr8" draw:text-style-name="P7" draw:layer="layout" svg:width="3.9cm" svg:height="0.8cm" svg:x="9.7cm" svg:y="8.9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9" draw:text-style-name="P8" draw:layer="layout" svg:width="3.9cm" svg:height="0.962cm" svg:x="9.8cm" svg:y="8.8cm">
              <draw:text-box>
                <text:p>return entity</text:p>
              </draw:text-box>
            </draw:frame>
          </draw:g>
        </draw:g>
        <draw:g>
          <draw:custom-shape draw:style-name="gr8" draw:text-style-name="P7" draw:layer="layout" svg:width="3.9cm" svg:height="0.8cm" svg:x="9.6cm" svg:y="12.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8" draw:layer="layout" svg:width="3.9cm" svg:height="0.962cm" svg:x="9.7cm" svg:y="12.7cm">
            <draw:text-box>
              <text:p>return entity</text:p>
            </draw:text-box>
          </draw:frame>
        </draw:g>
        <draw:g>
          <draw:custom-shape draw:style-name="gr8" draw:text-style-name="P7" draw:layer="layout" svg:width="3.9cm" svg:height="0.8cm" svg:x="9.7cm" svg:y="4.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8" draw:layer="layout" svg:width="3.9cm" svg:height="0.962cm" svg:x="9.8cm" svg:y="4.5cm">
            <draw:text-box>
              <text:p>get(key)</text:p>
            </draw:text-box>
          </draw:frame>
        </draw:g>
        <draw:custom-shape draw:style-name="gr8" draw:text-style-name="P7" draw:layer="layout" svg:width="3.9cm" svg:height="0.8cm" svg:x="9.6cm" svg:y="11.7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3.9cm" svg:height="0.962cm" svg:x="9.7cm" svg:y="11.6cm">
          <draw:text-box>
            <text:p>get(key)</text:p>
          </draw:text-box>
        </draw:frame>
        <draw:g>
          <draw:custom-shape draw:style-name="gr12" draw:text-style-name="P7" draw:layer="layout" svg:width="4.486cm" svg:height="0.8cm" svg:x="17.3cm" svg:y="7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8" draw:layer="layout" svg:width="4.484cm" svg:height="0.962cm" svg:x="17.316cm" svg:y="7.7cm">
            <draw:text-box>
              <text:p>put(key,entity)</text:p>
            </draw:text-box>
          </draw:frame>
        </draw:g>
        <draw:path draw:style-name="gr17" draw:text-style-name="P5" draw:layer="layout" svg:width="1.931cm" svg:height="0.818cm" draw:transform="skewX (0.942128730226539) rotate (-0.163013752136271) translate (15.5290039577777cm 7.89999801117588cm)" svg:viewBox="0 0 1932 819" svg:d="M0 0c3417-2 1262 819 1262 819">
          <text:p/>
        </draw:path>
        <draw:g>
          <draw:custom-shape draw:style-name="gr12" draw:text-style-name="P7" draw:layer="layout" svg:width="4.486cm" svg:height="0.8cm" svg:x="9.5cm" svg:y="1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8" draw:layer="layout" svg:width="4.484cm" svg:height="0.962cm" svg:x="9.516cm" svg:y="15.5cm">
            <draw:text-box>
              <text:p>put(key,entity)</text:p>
            </draw:text-box>
          </draw:frame>
        </draw:g>
        <draw:frame draw:style-name="gr14" draw:text-style-name="P9" draw:layer="layout" svg:width="4.798cm" svg:height="0.962cm" svg:x="2.502cm" svg:y="14.31cm">
          <draw:text-box>
            <text:p>Cache Update</text:p>
          </draw:text-box>
        </draw:frame>
        <draw:frame draw:style-name="gr16" draw:text-style-name="P9" draw:layer="layout" svg:width="4.499cm" svg:height="0.962cm" svg:x="2.502cm" svg:y="10.41cm">
          <draw:text-box>
            <text:p>Cache Hit</text:p>
          </draw:text-box>
        </draw:frame>
        <draw:frame draw:style-name="gr16" draw:text-style-name="P9" draw:layer="layout" svg:width="4.499cm" svg:height="0.962cm" svg:x="2.502cm" svg:y="3.31cm">
          <draw:text-box>
            <text:p>Cache Miss</text:p>
          </draw:text-box>
        </draw:frame>
        <draw:frame draw:style-name="gr13" draw:text-style-name="P9" draw:layer="layout" svg:width="1.9cm" svg:height="1.191cm" svg:x="5.8cm" svg:y="2.201cm">
          <draw:text-box>
            <text:p>App</text:p>
          </draw:text-box>
        </draw:frame>
        <draw:frame draw:style-name="gr14" draw:text-style-name="P9" draw:layer="layout" svg:width="2.5cm" svg:height="0.962cm" svg:x="12.9cm" svg:y="2.21cm">
          <draw:text-box>
            <text:p>Cache</text:p>
          </draw:text-box>
        </draw:frame>
        <draw:frame draw:style-name="gr13" draw:text-style-name="P9" draw:layer="layout" svg:width="2.6cm" svg:height="1.191cm" svg:x="21.906cm" svg:y="2.283cm">
          <draw:text-box>
            <text:p>DB</text:p>
          </draw:text-box>
        </draw:frame>
      </draw:page>
      <draw:page draw:name="page3" draw:style-name="dp1" draw:master-page-name="默认">
        <draw:custom-shape draw:style-name="gr18" draw:text-style-name="P3" draw:layer="layout" svg:width="22.2cm" svg:height="1.7cm" svg:x="4cm" svg:y="4.3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1.9cm" svg:height="1.191cm" svg:x="5.8cm" svg:y="2.2cm">
          <draw:text-box>
            <text:p>App</text:p>
          </draw:text-box>
        </draw:frame>
        <draw:frame draw:style-name="gr14" draw:text-style-name="P9" draw:layer="layout" svg:width="2.5cm" svg:height="0.962cm" svg:x="12.9cm" svg:y="2.209cm">
          <draw:text-box>
            <text:p>Cache</text:p>
          </draw:text-box>
        </draw:frame>
        <draw:frame draw:style-name="gr13" draw:text-style-name="P9" draw:layer="layout" svg:width="2.6cm" svg:height="1.191cm" svg:x="21.906cm" svg:y="2.282cm">
          <draw:text-box>
            <text:p>DB</text:p>
          </draw:text-box>
        </draw:frame>
        <draw:line draw:style-name="gr6" draw:text-style-name="P5" draw:layer="layout" svg:x1="8.1cm" svg:y1="5.245cm" svg:x2="15cm" svg:y2="5.245cm">
          <text:p/>
        </draw:line>
        <draw:g>
          <draw:custom-shape draw:style-name="gr19" draw:text-style-name="P7" draw:layer="layout" svg:width="5.241cm" svg:height="0.8cm" svg:x="8.741cm" svg:y="4.7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8" draw:layer="layout" svg:width="5.239cm" svg:height="0.962cm" svg:x="8.76cm" svg:y="4.693cm">
            <draw:text-box>
              <text:p>put(key1,entity1)</text:p>
            </draw:text-box>
          </draw:frame>
        </draw:g>
        <draw:custom-shape draw:style-name="gr20" draw:text-style-name="P10" draw:layer="layout" svg:width="22.2cm" svg:height="4.201cm" svg:x="4.001cm" svg:y="13.5cm">
          <text:p/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4.199cm" svg:height="0.962cm" svg:x="2.501cm" svg:y="12.51cm">
          <draw:text-box>
            <text:p>Cache Flush</text:p>
          </draw:text-box>
        </draw:frame>
        <draw:line draw:style-name="gr6" draw:text-style-name="P5" draw:layer="layout" svg:x1="15.701cm" svg:y1="17.101cm" svg:x2="23.001cm" svg:y2="17.101cm">
          <text:p/>
        </draw:line>
        <draw:g>
          <draw:custom-shape draw:style-name="gr22" draw:text-style-name="P7" draw:layer="layout" svg:width="4.387cm" svg:height="0.8cm" svg:x="17.001cm" svg:y="16.701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8" draw:layer="layout" svg:width="4.387cm" svg:height="0.962cm" svg:x="17.113cm" svg:y="16.601cm">
            <draw:text-box>
              <text:p>save(entity3)</text:p>
            </draw:text-box>
          </draw:frame>
        </draw:g>
        <draw:custom-shape draw:style-name="gr18" draw:text-style-name="P3" draw:layer="layout" svg:width="22.2cm" svg:height="1.7cm" svg:x="4.001cm" svg:y="7.5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8.101cm" svg:y1="8.446cm" svg:x2="15.001cm" svg:y2="8.446cm">
          <text:p/>
        </draw:line>
        <draw:g>
          <draw:custom-shape draw:style-name="gr23" draw:text-style-name="P7" draw:layer="layout" svg:width="5.242cm" svg:height="0.8cm" svg:x="8.742cm" svg:y="7.9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8" draw:layer="layout" svg:width="5.239cm" svg:height="0.962cm" svg:x="8.761cm" svg:y="7.894cm">
            <draw:text-box>
              <text:p>put(key2,entity2)</text:p>
            </draw:text-box>
          </draw:frame>
        </draw:g>
        <draw:custom-shape draw:style-name="gr18" draw:text-style-name="P3" draw:layer="layout" svg:width="22.2cm" svg:height="1.7cm" svg:x="4.001cm" svg:y="10.601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4.699cm" svg:height="0.962cm" svg:x="2.501cm" svg:y="9.61cm">
          <draw:text-box>
            <text:p>Cache Update</text:p>
          </draw:text-box>
        </draw:frame>
        <draw:line draw:style-name="gr6" draw:text-style-name="P5" draw:layer="layout" svg:x1="8.101cm" svg:y1="11.546cm" svg:x2="15.001cm" svg:y2="11.546cm">
          <text:p/>
        </draw:line>
        <draw:g>
          <draw:custom-shape draw:style-name="gr23" draw:text-style-name="P7" draw:layer="layout" svg:width="5.242cm" svg:height="0.8cm" svg:x="8.742cm" svg:y="11.0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8" draw:layer="layout" svg:width="5.239cm" svg:height="0.962cm" svg:x="8.761cm" svg:y="10.994cm">
            <draw:text-box>
              <text:p>put(key3,entity3)</text:p>
            </draw:text-box>
          </draw:frame>
        </draw:g>
        <draw:custom-shape draw:style-name="gr4" draw:text-style-name="P4" draw:layer="layout" svg:width="0.2cm" svg:height="15.8cm" svg:x="7.5cm" svg:y="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cm" svg:height="15.8cm" svg:x="15.2cm" svg:y="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cm" svg:height="15.8cm" svg:x="23.3cm" svg:y="2.517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5.701cm" svg:y1="15.701cm" svg:x2="23.001cm" svg:y2="15.701cm">
          <text:p/>
        </draw:line>
        <draw:g>
          <draw:custom-shape draw:style-name="gr22" draw:text-style-name="P7" draw:layer="layout" svg:width="4.387cm" svg:height="0.8cm" svg:x="17.001cm" svg:y="15.301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8" draw:layer="layout" svg:width="4.387cm" svg:height="0.962cm" svg:x="17.113cm" svg:y="15.201cm">
            <draw:text-box>
              <text:p>save(entity2)</text:p>
            </draw:text-box>
          </draw:frame>
        </draw:g>
        <draw:line draw:style-name="gr6" draw:text-style-name="P5" draw:layer="layout" svg:x1="15.701cm" svg:y1="14.301cm" svg:x2="23.001cm" svg:y2="14.301cm">
          <text:p/>
        </draw:line>
        <draw:g>
          <draw:custom-shape draw:style-name="gr24" draw:text-style-name="P7" draw:layer="layout" svg:width="4.386cm" svg:height="0.8cm" svg:x="17.001cm" svg:y="13.901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8" draw:layer="layout" svg:width="4.386cm" svg:height="0.962cm" svg:x="17.114cm" svg:y="13.801cm">
            <draw:text-box>
              <text:p>save(entity1)</text:p>
            </draw:text-box>
          </draw:frame>
        </draw:g>
        <draw:frame draw:style-name="gr14" draw:text-style-name="P9" draw:layer="layout" svg:width="4.698cm" svg:height="0.962cm" svg:x="2.502cm" svg:y="6.51cm">
          <draw:text-box>
            <text:p>Cache Update</text:p>
          </draw:text-box>
        </draw:frame>
        <draw:frame draw:style-name="gr14" draw:text-style-name="P9" draw:layer="layout" svg:width="4.798cm" svg:height="0.962cm" svg:x="2.502cm" svg:y="3.31cm">
          <draw:text-box>
            <text:p>Cache Upda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0" draw:display-name="Dashed (var) 10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cm" draw:marker-end-width="0.2cm" draw:fill="none" draw:fill-gradient-name="Gradient_20_2" draw:fill-hatch-name="Hatching_20_46" draw:fill-image-name="Bitmap_20_1"/>
      <style:text-properties fo:font-size="18pt" style:font-size-asian="18pt" style:font-size-complex="18pt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9T08:20:47.563737408</meta:creation-date>
    <dc:date>2016-09-19T17:47:45.572185875</dc:date>
    <meta:editing-duration>PT1H32M43S</meta:editing-duration>
    <meta:editing-cycles>40</meta:editing-cycles>
    <meta:generator>LibreOffice/5.1.4.2$Linux_X86_64 LibreOffice_project/10m0$Build-2</meta:generator>
    <meta:document-statistic meta:object-count="133"/>
  </office:meta>
</office:document-meta>
</file>